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anx="http://anx.akomantoso.org/1.0" xmlns:chart="urn:oasis:names:tc:opendocument:xmlns:chart:1.0"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rdfa="http://docs.oasis-open.org/opendocument/meta/rdfa#" xmlns:rpt="http://openoffice.org/2005/report"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style:font-face style:name="StarSymbol" svg:font-family="StarSymbol"/>
    <style:font-face style:name="Tahoma1" svg:font-family="Tahoma"/>
    <style:font-face style:font-family-generic="roman" style:font-pitch="variable" style:name="Times New Roman" svg:font-family="'Times New Roman'"/>
    <style:font-face style:font-family-generic="swiss" style:font-pitch="variable" style:name="Arial" svg:font-family="Arial"/>
    <style:font-face style:font-adornments="Bold" style:font-family-generic="swiss" style:font-pitch="variable" style:name="DejaVu Sans" svg:font-family="'DejaVu Sans'"/>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paragraph" style:name="P1" style:parent-style-name="Header">
      <style:text-properties fo:font-size="7pt" fo:font-style="italic" style:font-size-asian="7pt" style:font-size-complex="7pt" style:font-style-asian="italic" style:font-style-complex="italic"/>
    </style:style>
    <style:style style:family="paragraph" style:name="P2" style:parent-style-name="Heading">
      <style:text-properties fo:font-size="22pt" style:font-size-asian="22pt" style:font-size-complex="22pt"/>
    </style:style>
    <style:style style:family="section" style:name="Sect1">
      <style:section-properties anx:BungeniSectionType="body" style:editable="false">
        <style:columns fo:column-count="1" fo:column-gap="0in"/>
      </style:section-properties>
    </style:style>
    <style:style style:family="section" style:name="Sect2">
      <style:section-properties anx:BungeniSectionID="tWVXYl5ZSKqAhrrXFAtsxQ" anx:BungeniSectionType="Preface" anx:__BungeniMetaEditable="false" fo:background-color="#ffffff" fo:margin-left="0.1in" fo:margin-right="0in" style:editable="false">
        <style:columns fo:column-count="1" fo:column-gap="0in"/>
        <style:background-image/>
      </style:section-properties>
    </style:style>
    <style:style style:family="section" style:name="Sect3">
      <style:section-properties anx:BungeniSectionID="DDci2ndjTyugdaaKVX092A" anx:BungeniSectionType="Part" anx:__BungeniMetaEditable="false" fo:background-color="#ffffa1" fo:margin-left="0.3in" fo:margin-right="0in" style:editable="false">
        <style:columns fo:column-count="1" fo:column-gap="0in"/>
        <style:background-image/>
      </style:section-properties>
    </style:style>
    <style:style style:family="section" style:name="Sect4">
      <style:section-properties anx:BungeniSectionID="DDci2ndjTyugdaaKVX092A" anx:BungeniSectionType="NumberedContainer" anx:BungeniSectionUUID="77cfeca0-68be-4bc9-b854-1fabc5e53437" anx:BungeniSectionVisibility="system" anx:__BungeniMetaEditable="false" style:editable="false">
        <style:columns fo:column-count="1" fo:column-gap="0in"/>
      </style:section-properties>
    </style:style>
    <style:style style:family="section" style:name="Sect5">
      <style:section-properties anx:BungeniSectionID="pVw+ce4vRDagworwi6D+Bw" anx:BungeniSectionType="Chapter" anx:__BungeniMetaEditable="false" fo:background-color="#e8ee88" fo:margin-left="0.4in" fo:margin-right="0in" style:editable="false">
        <style:columns fo:column-count="1" fo:column-gap="0in"/>
        <style:background-image/>
      </style:section-properties>
    </style:style>
    <style:style style:family="section" style:name="Sect6">
      <style:section-properties anx:BungeniSectionID="pVw+ce4vRDagworwi6D+Bw" anx:BungeniSectionType="NumberedContainer" anx:BungeniSectionUUID="d3f6bc84-502e-4403-afad-c7a4e3b6f361" anx:BungeniSectionVisibility="system" anx:__BungeniMetaEditable="false" style:editable="false">
        <style:columns fo:column-count="1" fo:column-gap="0in"/>
      </style:section-properties>
    </style:style>
    <style:style style:family="section" style:name="Sect7">
      <style:section-properties anx:BungeniSectionID="yxWm9tksRIS/BLQGsJE7ig" anx:BungeniSectionType="Chapter" anx:__BungeniMetaEditable="false" fo:background-color="#e8ee88" fo:margin-left="0.4in" fo:margin-right="0in" style:editable="false">
        <style:columns fo:column-count="1" fo:column-gap="0in"/>
        <style:background-image/>
      </style:section-properties>
    </style:style>
    <style:style style:family="section" style:name="Sect8">
      <style:section-properties anx:BungeniSectionID="yxWm9tksRIS/BLQGsJE7ig" anx:BungeniSectionType="NumberedContainer" anx:BungeniSectionUUID="8aa2d5e0-545b-41ff-ab18-de72b278c4d6" anx:BungeniSectionVisibility="system" anx:__BungeniMetaEditable="false" style:editable="false">
        <style:columns fo:column-count="1" fo:column-gap="0in"/>
      </style:section-properties>
    </style:style>
    <style:style style:family="section" style:name="Sect9">
      <style:section-properties anx:BungeniSectionID="2efCJ+MtTP2AmcXmOkTO+Q" anx:BungeniSectionType="Chapter" anx:__BungeniMetaEditable="false" fo:background-color="#e8ee88" fo:margin-left="0.4in" fo:margin-right="0in" style:editable="false">
        <style:columns fo:column-count="1" fo:column-gap="0in"/>
        <style:background-image/>
      </style:section-properties>
    </style:style>
    <style:style style:family="section" style:name="Sect10">
      <style:section-properties anx:BungeniSectionID="2efCJ+MtTP2AmcXmOkTO+Q" anx:BungeniSectionType="NumberedContainer" anx:BungeniSectionUUID="6cccf9b5-a83e-4408-81ff-e08fc85cb987" anx:BungeniSectionVisibility="system" anx:__BungeniMetaEditable="false" style:editable="false">
        <style:columns fo:column-count="1" fo:column-gap="0in"/>
      </style:section-properties>
    </style:style>
    <style:style style:family="section" style:name="Sect11">
      <style:section-properties anx:BungeniSectionID="UwT3ldKpTpO6bwJ6i7EmqQ" anx:BungeniSectionType="Chapter" anx:__BungeniMetaEditable="false" fo:background-color="#e8ee88" fo:margin-left="0.4in" fo:margin-right="0in" style:editable="false">
        <style:columns fo:column-count="1" fo:column-gap="0in"/>
        <style:background-image/>
      </style:section-properties>
    </style:style>
    <style:style style:family="section" style:name="Sect12">
      <style:section-properties anx:BungeniSectionID="UwT3ldKpTpO6bwJ6i7EmqQ" anx:BungeniSectionType="NumberedContainer" anx:BungeniSectionUUID="7a760bc6-6138-4cff-a37a-6d6307fe80fe" anx:BungeniSectionVisibility="system" anx:__BungeniMetaEditable="false" style:editable="false">
        <style:columns fo:column-count="1" fo:column-gap="0in"/>
      </style:section-properties>
    </style:style>
    <style:style style:family="section" style:name="Sect13">
      <style:section-properties anx:BungeniSectionID="CCkUZznWQeWokeplynK1OQ" anx:BungeniSectionType="Part" anx:__BungeniMetaEditable="false" fo:background-color="#ffffa1" fo:margin-left="0.3in" fo:margin-right="0in" style:editable="false">
        <style:columns fo:column-count="1" fo:column-gap="0in"/>
        <style:background-image/>
      </style:section-properties>
    </style:style>
    <style:style style:family="section" style:name="Sect14">
      <style:section-properties anx:BungeniSectionID="CCkUZznWQeWokeplynK1OQ" anx:BungeniSectionType="NumberedContainer" anx:BungeniSectionUUID="f065c009-3a2e-45d3-a574-c208b9cdbdad" anx:BungeniSectionVisibility="system" anx:__BungeniMetaEditable="false" style:editable="false">
        <style:columns fo:column-count="1" fo:column-gap="0in"/>
      </style:section-properties>
    </style:style>
    <style:style style:family="section" style:name="Sect15">
      <style:section-properties anx:BungeniSectionID="xFwIohvCRJ+WAEJV6JM34g" anx:BungeniSectionType="Chapter" anx:__BungeniMetaEditable="false" fo:background-color="#e8ee88" fo:margin-left="0.4in" fo:margin-right="0in" style:editable="false">
        <style:columns fo:column-count="1" fo:column-gap="0in"/>
        <style:background-image/>
      </style:section-properties>
    </style:style>
    <style:style style:family="section" style:name="Sect16">
      <style:section-properties anx:BungeniSectionID="xFwIohvCRJ+WAEJV6JM34g" anx:BungeniSectionType="NumberedContainer" anx:BungeniSectionUUID="71af8b2d-edd9-4618-86d1-e369b06388c7" anx:BungeniSectionVisibility="system" anx:__BungeniMetaEditable="false" style:editable="false">
        <style:columns fo:column-count="1" fo:column-gap="0in"/>
      </style:section-properties>
    </style:style>
    <style:style style:family="section" style:name="Sect17">
      <style:section-properties anx:BungeniSectionID="CH7ms3R3TJCA8r4LszGaTg" anx:BungeniSectionType="Chapter" anx:__BungeniMetaEditable="false" fo:background-color="#e8ee88" fo:margin-left="0.4in" fo:margin-right="0in" style:editable="false">
        <style:columns fo:column-count="1" fo:column-gap="0in"/>
        <style:background-image/>
      </style:section-properties>
    </style:style>
    <style:style style:family="section" style:name="Sect18">
      <style:section-properties anx:BungeniSectionID="CH7ms3R3TJCA8r4LszGaTg" anx:BungeniSectionType="NumberedContainer" anx:BungeniSectionUUID="b0a0559c-35f7-4cf7-8275-d89523d46ec4" anx:BungeniSectionVisibility="system" anx:__BungeniMetaEditable="false" style:editable="false">
        <style:columns fo:column-count="1" fo:column-gap="0in"/>
      </style:section-properties>
    </style:style>
    <style:style style:family="section" style:name="Sect19">
      <style:section-properties anx:BungeniSectionID="zicm8FdWSPiG7mAYYFySZg" anx:BungeniSectionType="Chapter" anx:__BungeniMetaEditable="false" fo:background-color="#e8ee88" fo:margin-left="0.4in" fo:margin-right="0in" style:editable="false">
        <style:columns fo:column-count="1" fo:column-gap="0in"/>
        <style:background-image/>
      </style:section-properties>
    </style:style>
    <style:style style:family="section" style:name="Sect20">
      <style:section-properties anx:BungeniSectionID="zicm8FdWSPiG7mAYYFySZg" anx:BungeniSectionType="NumberedContainer" anx:BungeniSectionUUID="09e297b7-01a7-4c0d-a508-70df6f02d4ff" anx:BungeniSectionVisibility="system" anx:__BungeniMetaEditable="false" style:editable="false">
        <style:columns fo:column-count="1" fo:column-gap="0in"/>
      </style:section-properties>
    </style:style>
    <style:style style:family="section" style:name="Sect21">
      <style:section-properties anx:BungeniSectionID="nJJ9QzQbSAmV9kZtZK86sQ" anx:BungeniSectionType="Part" anx:__BungeniMetaEditable="false" fo:background-color="#ffffa1" fo:margin-left="0.3in" fo:margin-right="0in" style:editable="false">
        <style:columns fo:column-count="1" fo:column-gap="0in"/>
        <style:background-image/>
      </style:section-properties>
    </style:style>
    <style:style style:family="section" style:name="Sect22">
      <style:section-properties anx:BungeniSectionID="nJJ9QzQbSAmV9kZtZK86sQ" anx:BungeniSectionType="NumberedContainer" anx:BungeniSectionUUID="ef79e0c6-43f0-4096-9472-c1ac453543e0" anx:BungeniSectionVisibility="system" anx:__BungeniMetaEditable="false" style:editable="false">
        <style:columns fo:column-count="1" fo:column-gap="0in"/>
      </style:section-properties>
    </style:style>
    <style:style style:family="section" style:name="Sect23">
      <style:section-properties anx:BungeniSectionID="m0W9DHGYTkqq4gCBL3Ga/w" anx:BungeniSectionType="Chapter" anx:__BungeniMetaEditable="false" fo:background-color="#e8ee88" fo:margin-left="0.4in" fo:margin-right="0in" style:editable="false">
        <style:columns fo:column-count="1" fo:column-gap="0in"/>
        <style:background-image/>
      </style:section-properties>
    </style:style>
    <style:style style:family="section" style:name="Sect24">
      <style:section-properties anx:BungeniSectionID="m0W9DHGYTkqq4gCBL3Ga/w" anx:BungeniSectionType="NumberedContainer" anx:BungeniSectionUUID="e563307e-8dc4-4dbf-8a9b-fc94f1ef97a8" anx:BungeniSectionVisibility="system" anx:__BungeniMetaEditable="false" style:editable="false">
        <style:columns fo:column-count="1" fo:column-gap="0in"/>
      </style:section-properties>
    </style:style>
  </office:automatic-styles>
  <office:body>
    <office:text text:use-soft-page-breaks="true">
      <office:forms form:apply-design-mode="false" form:automatic-focus="false"/>
      <text:tracked-changes>
        <text:changed-region text:id="ct-1446384648">
          <text:deletion>
            <office:change-info>
              <dc:creator>Abo Iringo</dc:creator>
              <dc:date>2010-07-27T13:32:00</dc:date>
            </office:change-info>
            <text:p text:style-name="Standard">"health care services" include-</text:p>
            <text:p text:style-name="Standard">(a) Services necessary to ensure a state of complete physical, mental and social well-being and not the absence of disease and infirmity; and</text:p>
            <text:p text:style-name="Standard">(b) services aimed at, but not limited to preventing, diagnosing, alleviating, curing, healing and treating conditions that threaten or compromise a person’s state of complete physical, mental and social well being.</text:p>
            <text:p text:style-name="Standard"/>
          </text:deletion>
        </text:changed-region>
        <text:changed-region text:id="ct-1446384536">
          <text:insertion>
            <office:change-info>
              <dc:creator>Abo Iringo</dc:creator>
              <dc:date>2010-07-27T13:31:00</dc:date>
            </office:change-info>
          </text:insertion>
        </text:changed-region>
        <text:changed-region text:id="ct-1455751008">
          <text:insertion>
            <office:change-info>
              <dc:creator>Abo Iringo</dc:creator>
              <dc:date>2010-07-27T13:3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name="bill" text:style-name="Sect1">
        <text:p text:style-name="Standard"/>
        <text:section text:name="preface" text:style-name="Sect2">
          <text:p text:style-name="P2">Equal Opportunities Bill, 2007</text:p>
          <text:p text:style-name="Standard"/>
          <text:p text:style-name="Standard"/>
          <text:p text:style-name="Standard">AN ACT of Parliament to promote equal opportunities for all persons, to prohibit discrimination and provide for remedies for victims of discrimination and for connected purposes.</text:p>
          <text:p text:style-name="Standard"/>
          <text:p text:style-name="Standard">ENACTED by the Parliament of Kenya, as follows.</text:p>
          <text:p text:style-name="Standard"/>
        </text:section>
        <text:p text:style-name="Standard"/>
        <text:p text:style-name="Standard"/>
        <text:section text:name="part1" text:style-name="Sect3">
          <text:section text:name="num_77cfeca0-68be-4bc9-b854-1fabc5e53437" text:style-name="Sect4">
            <text:p text:style-name="heading_5f_part">PART I - PRELIMINARY</text:p>
          </text:section>
          <text:section text:name="chapter1" text:style-name="Sect5">
            <text:section text:name="num_d3f6bc84-502e-4403-afad-c7a4e3b6f361" text:protected="true" text:style-name="Sect6">
              <text:p text:style-name="heading_5f_chapter">1.Citation </text:p>
            </text:section>
            <text:p text:style-name="Standard"/>
            <text:p text:style-name="Standard">This Act may be cited as the Equal Opportunities Act, 2007</text:p>
          </text:section>
          <text:p text:style-name="Standard"/>
          <text:section text:name="chapter2" text:style-name="Sect7">
            <text:section text:name="num_8aa2d5e0-545b-41ff-ab18-de72b278c4d6" text:protected="true" text:style-name="Sect8">
              <text:p text:style-name="heading_5f_chapter">2 Interpretation. </text:p>
            </text:section>
            <text:p text:style-name="Standard"/>
            <text:p text:style-name="Standard">In this Act unless the context otherwise requires-</text:p>
            <text:p text:style-name="Standard">"Board" means the Equality Board established under section 16;</text:p>
            <text:p text:style-name="Standard">"club" includes an association of persons or an association of clubs that is established for any social, literacy, cultural, political, sporting, athletic, recreational, community service or any other similar lawful purpose, whether incorporated or otherwise and includes specifically the professional affairs of the club;</text:p>
            <text:p text:style-name="Standard">"discrimination" means an act or omission including any condition, requirement, policy, situation, rule practice that has or is likely to have the direct or indirect effect of unjustly or unfairly causing disadvantage to-</text:p>
            <text:p text:style-name="Standard"/>
            <text:p text:style-name="Standard">(a) a person or group of persons on one or more of the prohibited ground;</text:p>
            <text:p text:style-name="Standard">(b) a person or group of person on the basis of that person’s or that group’s actual or presumed association with another person who, or group which is, identified by any of the prohibited ground;</text:p>
            <text:p text:style-name="Standard">(c) a person or group of persons on the basis of a characteristic that applies generally to persons who are identified by any of the prohibited ground;</text:p>
            <text:p text:style-name="Standard">(d) a person or group of persons on the basis of a characteristic that is generally attributed to persons who are identified by any of the prohibited grounds;</text:p>
            <text:p text:style-name="Standard"/>
            <text:p text:style-name="Standard">and includes-</text:p>
            <text:p text:style-name="Standard">(i) the failure to reasonably accommodate the specific needs of disadvantaged persons or groups of persons;</text:p>
            <text:p text:style-name="Standard">(ii) sexual harassment;</text:p>
            <text:p text:style-name="Standard">(iii) the failure to identify and take reasonable measures to remove any barriers to the full enjoyment of access to opportunities by person;</text:p>
            <text:p text:style-name="Standard"><text:soft-page-break/></text:p>
            <text:p text:style-name="Standard">but does not include-</text:p>
            <text:p text:style-name="Standard">(a) any affirmative action measures consistent with section 82(4)(d) of the Constitution and this Act or any other written law; or</text:p>
            <text:p text:style-name="Standard">(b) the distinction, exclusion or preference of any person on the basis of an inherent and reasonable requirement of a job or a situation;</text:p>
            <text:p text:style-name="Standard"/>
            <text:p text:style-name="Standard">"disability" has the meaning assigned to it by section 2 of the Persons with Disabilities Act;</text:p>
            <text:p text:style-name="Standard"/>
            <text:p text:style-name="Standard">"employment" includes the engagement of an independent contractor</text:p>
            <text:p text:style-name="Standard">"ethnicity" in relation to a group of people, means the origin, characteristics, classification, language and distinctive cultural or aesthetic traditions of that group of people;</text:p>
            <text:p text:style-name="Standard"/>
            <text:p text:style-name="Standard"><text:change text:change-id="ct-1446384648"/></text:p>
            <text:p text:style-name="Standard">"health care benefits" include but are not limited to subsidies, health insurance and pensions;</text:p>
            <text:p text:style-name="Standard">"marital status: includes the condition of being-</text:p>
            <text:p text:style-name="Standard">(a) single;</text:p>
            <text:p text:style-name="Standard">(b) married whether in terms of the marriage Act, the African Christian Marriage and Divorce and Succession Act, the Hindu Marriage and Divorce and customary law;</text:p>
            <text:p text:style-name="Standard">(c) divorced;</text:p>
            <text:p text:style-name="Standard">(d) widowed;</text:p>
            <text:p text:style-name="Standard">(e) in a relationship recognized by law or practice of marriage or partnership and in which the partners share or shared a reciprocal duty of support;</text:p>
            <text:p text:style-name="Standard"/>
            <text:p text:style-name="Standard">"Minister" means the minister for the time being responsible for justice and constitutional affairs;</text:p>
            <text:p text:style-name="Standard"><text:change-start text:change-id="ct-1446384536"/>“Member of Parliament” means an elected member of parliament for the time of application of the act<text:change-end text:change-id="ct-1446384536"/><text:change-start text:change-id="ct-1455751008"/>.</text:p>
            <text:p text:style-name="Standard"><text:change-end text:change-id="ct-1455751008"/>"professional body" means a recognized body which is established to exercise, control, over and regulate the profession in question and its members;</text:p>
            <text:p text:style-name="Standard"/>
            <text:p text:style-name="Standard">"public body " means any institution, agency, department, board, commission, authority, committee established for public purposes or funded from public funds;</text:p>
            <text:p text:style-name="Standard"/>
            <text:p text:style-name="Standard">"public facility" means any facility set up for use by members of the public whether or not the facility is set up using public resources.</text:p>
            <text:p text:style-name="Standard"/>
            <text:p text:style-name="Standard">"reasonable accommodation" means any modification, adjustment, change or action that is reasonably required to enable any person or group of persons identified on the basis of any of the prohibited grounds, to enjoy full equal access to, or to participate or advance equally in any area or sector;</text:p>
            <text:p text:style-name="Standard">"services" include services</text:p>
            <text:p text:style-name="Standard">(a) relating to banking and the provision of grants, loans, credit or finance;</text:p>
            <text:p text:style-name="Standard">(b) relating to entertainment; recreation, hospitality or refreshment;</text:p>
            <text:p text:style-name="Standard">(c) relating to transport and travel;</text:p>
            <text:p text:style-name="Standard"><text:soft-page-break/>(d) provided by the State, including but not limited to, infrastructure, education , water, security, health and information;</text:p>
            <text:p text:style-name="Standard">(e) relating to insurance</text:p>
            <text:p text:style-name="Standard">"sexual harassment" has the meaning assigned to it by section 23 of the Sexual Offences Act.</text:p>
            <text:p text:style-name="Standard"/>
          </text:section>
          <text:section text:name="chapter3" text:style-name="Sect9">
            <text:section text:name="num_6cccf9b5-a83e-4408-81ff-e08fc85cb987" text:protected="true" text:style-name="Sect10">
              <text:p text:style-name="heading_5f_chapter">3. Objects of the Act. </text:p>
            </text:section>
            <text:p text:style-name="Standard"><text:line-break/> The objects of this Act are to promote equality of opportunity and to counteract direct and indirect discrimination on the grounds of gender, race, ethnicity, religion, disability or any of the prohibited grounds</text:p>
          </text:section>
          <text:p text:style-name="Standard"/>
          <text:section text:name="chapter4" text:style-name="Sect11">
            <text:section text:name="num_7a760bc6-6138-4cff-a37a-6d6307fe80fe" text:protected="true" text:style-name="Sect12">
              <text:p text:style-name="heading_5f_chapter">4. Supercession.</text:p>
            </text:section>
            <text:p text:style-name="Standard"/>
            <text:p text:style-name="Standard">The provisions of this Act shall supersede the provisions of any other written law in the event of any conflict, in respect of any matter relating or incidental to the prohibition of discrimination and the promotion of equality for all persons</text:p>
          </text:section>
          <text:p text:style-name="Standard"/>
          <text:p text:style-name="Standard">.</text:p>
        </text:section>
        <text:p text:style-name="Standard"/>
        <text:p text:style-name="Standard"/>
        <text:section text:name="part2" text:style-name="Sect13">
          <text:section text:name="num_f065c009-3a2e-45d3-a574-c208b9cdbdad" text:protected="true" text:style-name="Sect14">
            <text:p text:style-name="heading_5f_part">PART II – DUTY TO PROMOTE EQUALITY</text:p>
          </text:section>
          <text:p text:style-name="Standard"/>
          <text:section text:name="chapter5" text:style-name="Sect15">
            <text:section text:name="num_71af8b2d-edd9-4618-86d1-e369b06388c7" text:protected="true" text:style-name="Sect16">
              <text:p text:style-name="heading_5f_chapter">5. Obligation of public bodies. </text:p>
            </text:section>
            <text:p text:style-name="Standard"/>
            <text:p text:style-name="Standard">(1) Public bodies, employers and providers of public services shall make active, targeted and systematic efforts to promote gender equality in all sectors of society, enterprise and organization.</text:p>
            <text:p text:style-name="Standard"/>
            <text:p text:style-name="Standard">(2) All public bodies and other bodies that are subject to statutory duty shall prepare annual reports and shall in their reports give an account of the actual state of affairs as regards gender equality in the organization and shall also give an account of measures that have been implemented and measures that are planned to be implemented in order to promote equal opportunities for all persons and to prevent discrimination.</text:p>
            <text:p text:style-name="Standard"/>
            <text:p text:style-name="Standard"/>
          </text:section>
          <text:section text:name="chapter6" text:style-name="Sect17">
            <text:section text:name="num_b0a0559c-35f7-4cf7-8275-d89523d46ec4" text:protected="true" text:style-name="Sect18">
              <text:p text:style-name="heading_5f_chapter">6. Composition of public bodies. <text:s/></text:p>
            </text:section>
            <text:p text:style-name="Standard"><text:line-break/>(1) Public boards, bodies, Commissions and similar bodies set up by a statute or appointed by any Minister for the purpose of public management or for planning purposes of importance to the society shall endeavour to have an equal composition of women and men.</text:p>
            <text:p text:style-name="Standard"/>
            <text:p text:style-name="Standard"><text:soft-page-break/>(2) Authorities or organizations which are to suggest members of boards, commissions shall suggest both a woman and a man and if more than one seat is to be filled an equal number of women and men shall be suggested, and in case of an uneven number of members only one more of one gender than of the other gender may be suggested.</text:p>
            <text:p text:style-name="Standard"/>
            <text:p text:style-name="Standard">(3) The authority or organisation may deviate from the provision laid down in subsection (1) if there are special reasons for doing so and shall, in such case, state the reason for doing so.</text:p>
            <text:p text:style-name="Standard"/>
          </text:section>
          <text:section text:name="chapter7" text:style-name="Sect19">
            <text:section text:name="num_09e297b7-01a7-4c0d-a508-70df6f02d4ff" text:protected="true" text:style-name="Sect20">
              <text:p text:style-name="heading_5f_chapter">7 . Other public administration bodies.</text:p>
            </text:section>
            <text:p text:style-name="Standard"/>
            <text:p text:style-name="Standard">(1) Boards, committees, Commissions or similar management authorities within the public state administration should have an equal composition of women and men.</text:p>
            <text:p text:style-name="Standard"/>
            <text:p text:style-name="Standard">(2) Boards, executive committees or similar collective managements of independent institutions, partnerships and private and public limited companies which do not fall under the public administration should, as far as possible, have a balanced composition of women and men.</text:p>
            <text:p text:style-name="Standard"/>
            <text:p text:style-name="Standard">(3) The minister concerned may decide that subsection (1) shall apply to the institutions and companies, mentioned in subsection (2).</text:p>
            <text:p text:style-name="Standard"/>
            <text:p text:style-name="Standard">(4) The minister concerned may decide that subsection (1) or (2) shall apply to specified independent institutions, partnerships or private or public companies if the costs of activities of the independent institutions are covered with more than fifty per cent out of state funds or if more than fifty per cent of the company is owned by the state. The minister concerned may further decide that subsection (1) or (2) shall apply to companies exercising activities in accordance to a concession or similar public authorization.</text:p>
            <text:p text:style-name="Standard"/>
          </text:section>
        </text:section>
        <text:section text:name="part3" text:style-name="Sect21">
          <text:section text:name="num_ef79e0c6-43f0-4096-9472-c1ac453543e0" text:protected="true" text:style-name="Sect22">
            <text:p text:style-name="heading_5f_part">PART III – EQUALITY REPORTS</text:p>
          </text:section>
          <text:p text:style-name="Standard"/>
          <text:section text:name="chapter8" text:style-name="Sect23">
            <text:section text:name="num_e563307e-8dc4-4dbf-8a9b-fc94f1ef97a8" text:protected="true" text:style-name="Sect24">
              <text:p text:style-name="heading_5f_chapter">8. Reports by Ministries and other state institutions </text:p>
            </text:section>
            <text:p text:style-name="Standard"/>
            <text:p text:style-name="Standard">(1) Ministries, state institutions and public enterprises shall every second year before the 1st of September give a report on gender equality:</text:p>
            <text:p text:style-name="Standard">Provided that state institutions and state enterprises shall only give a report if they have more than fifty employees.</text:p>
            <text:p text:style-name="Standard"/>
            <text:p text:style-name="Standard">(2) The reports shall include information about-</text:p>
            <text:p text:style-name="Standard">(a) whether the Ministry, institution or enterprise has formulated a policy for gender equality, and if so, the content of this policy,</text:p>
            <text:p text:style-name="Standard">(b) the gender-distribution in relation to the specific occupational categories, and</text:p>
            <text:p text:style-name="Standard">(c) any other matters considered to be of importance for an evaluation of the activities in the field of gender equality of the Ministry, institution or enterprise.</text:p>
            <text:p text:style-name="Standard"/>
            <text:p text:style-name="Standard">(3) The reports from the institutions and enterprises mentioned in subsection (1) shall be submitted to the Minister responsible for the body or institution concerned.</text:p>
            <text:p text:style-name="Standard"><text:soft-page-break/></text:p>
            <text:p text:style-name="Standard">(4) Each Minister shall within his or her portfolio examine the reports submitted and shall - before 1st of November of the year during which the reports are drawn up - submit a joint report and the enclosed specific reports to the Minister under this Act.</text:p>
            <text:p text:style-name="Standard"/>
            <text:p text:style-name="Standard">(5) The Minister may lay down rules concerning the content of the reports mentioned in sub-section (1)</text:p>
            <text:p text:style-name="Standard"/>
            <text:p text:style-name="Standard">(6) The Minister shall each year before 1st of March draw up a report and a National Action Plan for gender equality for the National Assembly.</text:p>
            <text:p text:style-name="Standard"/>
            <text:p text:style-name="Standard">(7) Public authorities, enterprises and organisations shall at request provide the Minister with any information concerning gender equality which is necessary for the drawing up of the annual report and the perspective and action plan.</text:p>
          </text:section>
          <text:p text:style-name="Standard"/>
        </text:section>
        <text:p text:style-name="Standard"/>
        <text:p text:style-name="Standard"/>
        <text:p text:style-name="Standard"/>
      </text:section>
      <text:p text:style-name="Standard"/>
    </office:text>
  </office:body>
</office:document-content>
</file>

<file path=styles.xml><?xml version="1.0" encoding="utf-8"?>
<office:document-styles xmlns:anx="http://anx.akomantoso.org/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rdfa="http://docs.oasis-open.org/opendocument/meta/rdfa#" xmlns:rpt="http://openoffice.org/2005/report" xmlns:script="urn:oasis:names:tc:opendocument:xmlns:script:1.0" xmlns:style="urn:oasis:names:tc:opendocument:xmlns:style:1.0" xmlns:svg="urn:oasis:names:tc:opendocument:xmlns:svg-compatible:1.0" xmlns:table="urn:oasis:names:tc:opendocument:xmlns:table:1.0" xmlns:text="urn:oasis:names:tc:opendocument:xmlns:text:1.0" xmlns:xlink="http://www.w3.org/1999/xlink">
  <office:font-face-decls>
    <style:font-face style:name="StarSymbol" svg:font-family="StarSymbol"/>
    <style:font-face style:name="Tahoma1" svg:font-family="Tahoma"/>
    <style:font-face style:font-family-generic="roman" style:font-pitch="variable" style:name="Times New Roman" svg:font-family="'Times New Roman'"/>
    <style:font-face style:font-family-generic="swiss" style:font-pitch="variable" style:name="Arial" svg:font-family="Arial"/>
    <style:font-face style:font-adornments="Bold" style:font-family-generic="swiss" style:font-pitch="variable" style:name="DejaVu Sans" svg:font-family="'DejaVu Sans'"/>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style:paragraph-properties style:font-independent-line-spacing="false" style:line-break="strict" style:text-autospace="ideograph-alpha" style:writing-mode="lr-tb">
        <style:tab-stops/>
      </style:paragraph-properties>
      <style:text-properties fo:country="US" fo:font-size="12pt" fo:language="en" style:country-asian="none" style:country-complex="none" style:font-size-asian="12pt" style:font-size-complex="12pt" style:language-asian="zxx" style:language-complex="zxx" style:use-window-font-color="true"/>
    </style:default-style>
    <style:default-style style:family="paragraph">
      <style:paragraph-properties fo:hyphenation-ladder-count="no-limit" style:line-break="strict" style:punctuation-wrap="hanging" style:tab-stop-distance="0.4925in" style:text-autospace="ideograph-alpha" style:writing-mode="page"/>
      <style:text-properties fo:country="US" fo:font-size="12pt" fo:hyphenate="false" fo:hyphenation-push-char-count="2" fo:hyphenation-remain-char-count="2" fo:language="en" style:country-asian="none" style:country-complex="none" style:font-name="Times New Roman" style:font-name-asian="Lucida Sans Unicode" style:font-name-complex="Tahoma" style:font-size-asian="12pt" style:font-size-complex="12pt" style:language-asian="zxx" style:language-complex="zxx"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display-name="Text body" style:family="paragraph" style:name="Text_20_body" style:parent-style-name="Standard">
      <style:paragraph-properties fo:margin-bottom="0.0835in" fo:margin-top="0in"/>
    </style:style>
    <style:style style:class="text" style:family="paragraph" style:name="Heading" style:next-style-name="Text_20_body" style:parent-style-name="Standard">
      <style:paragraph-properties fo:keep-with-next="always" fo:margin-bottom="0.0835in" fo:margin-top="0.1665in"/>
      <style:text-properties fo:font-size="14pt" style:font-name="Arial" style:font-name-asian="Lucida Sans Unicode" style:font-name-complex="Tahoma" style:font-size-asian="14pt" style:font-size-complex="14pt"/>
    </style:style>
    <style:style style:class="text" style:display-name="Heading 1" style:family="paragraph" style:name="Heading_20_1" style:next-style-name="Text_20_body" style:parent-style-name="Heading">
      <style:text-properties fo:font-size="115%" fo:font-weight="bold" style:font-size-asian="115%" style:font-size-complex="115%" style:font-weight-asian="bold" style:font-weight-complex="bold"/>
    </style:style>
    <style:style style:class="text" style:display-name="Heading 2" style:family="paragraph" style:name="Heading_20_2" style:next-style-name="Text_20_body" style:parent-style-name="Heading">
      <style:text-properties fo:font-size="14pt" fo:font-style="italic" fo:font-weight="bold" style:font-size-asian="14pt" style:font-size-complex="14pt" style:font-style-asian="italic" style:font-style-complex="italic" style:font-weight-asian="bold" style:font-weight-complex="bold"/>
    </style:style>
    <style:style style:class="text" style:display-name="Heading 3" style:family="paragraph" style:name="Heading_20_3" style:next-style-name="Text_20_body" style:parent-style-name="Heading">
      <style:text-properties fo:font-size="14pt" fo:font-weight="bold" style:font-size-asian="14pt" style:font-size-complex="14pt" style:font-weight-asian="bold" style:font-weight-complex="bold"/>
    </style:style>
    <style:style style:class="text" style:display-name="Heading 4" style:family="paragraph" style:name="Heading_20_4" style:next-style-name="Text_20_body" style:parent-style-name="Heading">
      <style:text-properties fo:font-size="85%" fo:font-style="italic" fo:font-weight="bold" style:font-size-asian="85%" style:font-size-complex="85%" style:font-style-asian="italic" style:font-style-complex="italic" style:font-weight-asian="bold" style:font-weight-complex="bold"/>
    </style:style>
    <style:style style:class="text" style:display-name="Heading 6" style:family="paragraph" style:name="Heading_20_6" style:next-style-name="Text_20_body" style:parent-style-name="Heading">
      <style:text-properties fo:font-size="75%" fo:font-weight="bold" style:font-size-asian="75%" style:font-size-complex="75%" style:font-weight-asian="bold" style:font-weight-complex="bold"/>
    </style:style>
    <style:style style:class="text" style:display-name="Heading 7" style:family="paragraph" style:name="Heading_20_7" style:next-style-name="Text_20_body" style:parent-style-name="Heading">
      <style:text-properties fo:font-size="75%" fo:font-weight="bold" style:font-size-asian="75%" style:font-size-complex="75%" style:font-weight-asian="bold" style:font-weight-complex="bold"/>
    </style:style>
    <style:style style:class="text" style:display-name="Heading 8" style:family="paragraph" style:name="Heading_20_8" style:next-style-name="Text_20_body" style:parent-style-name="Heading">
      <style:text-properties fo:font-size="75%" fo:font-weight="bold" style:font-size-asian="75%" style:font-size-complex="75%" style:font-weight-asian="bold" style:font-weight-complex="bold"/>
    </style:style>
    <style:style style:class="text" style:default-outline-level="9" style:display-name="Heading 9" style:family="paragraph" style:name="Heading_20_9" style:next-style-name="Text_20_body" style:parent-style-name="Heading">
      <style:text-properties fo:font-size="75%" fo:font-weight="bold" style:font-size-asian="75%" style:font-size-complex="75%" style:font-weight-asian="bold" style:font-weight-complex="bold"/>
    </style:style>
    <style:style style:class="text" style:default-outline-level="10" style:display-name="Heading 10" style:family="paragraph" style:name="Heading_20_10" style:next-style-name="Text_20_body" style:parent-style-name="Heading">
      <style:text-properties fo:font-size="75%" fo:font-weight="bold" style:font-size-asian="75%" style:font-size-complex="75%" style:font-weight-asian="bold" style:font-weight-complex="bold"/>
    </style:style>
    <style:style style:class="list" style:family="paragraph" style:name="List" style:parent-style-name="Text_20_body">
      <style:text-properties style:font-name-complex="Tahoma1"/>
    </style:style>
    <style:style style:class="extra" style:family="paragraph" style:name="Head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Caption" style:parent-style-name="Standard">
      <style:paragraph-properties fo:margin-bottom="0.0835in" fo:margin-top="0.0835in" text:line-number="0" text:number-lines="false"/>
      <style:text-properties fo:font-size="12pt" fo:font-style="italic" style:font-name-complex="Tahoma1" style:font-size-asian="12pt" style:font-size-complex="12pt" style:font-style-asian="italic" style:font-style-complex="italic"/>
    </style:style>
    <style:style style:class="extra" style:family="paragraph" style:name="Text" style:parent-style-name="Caption"/>
    <style:style style:class="index" style:family="paragraph" style:name="Index" style:parent-style-name="Standard">
      <style:paragraph-properties text:line-number="0" text:number-lines="false"/>
      <style:text-properties style:font-name-complex="Tahoma1"/>
    </style:style>
    <style:style style:class="index" style:display-name="Contents Heading" style:family="paragraph" style:name="Contents_20_Heading" style:parent-style-name="Heading">
      <style:paragraph-properties fo:margin-left="0in" fo:margin-right="0in" fo:text-indent="0in" style:auto-text-indent="false" text:line-number="0" text:number-lines="false"/>
      <style:text-properties fo:font-size="16pt" fo:font-weight="bold" style:font-size-asian="16pt" style:font-size-complex="16pt" style:font-weight-asian="bold" style:font-weight-complex="bold"/>
    </style:style>
    <style:style style:class="index" style:display-name="Contents 1" style:family="paragraph" style:name="Contents_20_1" style:parent-style-name="Index">
      <style:paragraph-properties fo:margin-left="0in" fo:margin-right="0in" fo:text-indent="0in" style:auto-text-indent="false">
        <style:tab-stops>
          <style:tab-stop style:leader-style="dotted" style:leader-text="." style:position="6.9252in" style:type="right"/>
        </style:tab-stops>
      </style:paragraph-properties>
    </style:style>
    <style:style style:class="index" style:display-name="Contents 2" style:family="paragraph" style:name="Contents_20_2" style:parent-style-name="Index">
      <style:paragraph-properties fo:margin-left="0.1965in" fo:margin-right="0in" fo:text-indent="0in" style:auto-text-indent="false">
        <style:tab-stops>
          <style:tab-stop style:leader-style="dotted" style:leader-text="." style:position="6.7283in" style:type="right"/>
        </style:tab-stops>
      </style:paragraph-properties>
    </style:style>
    <style:style style:class="index" style:display-name="Contents 3" style:family="paragraph" style:name="Contents_20_3" style:parent-style-name="Index">
      <style:paragraph-properties fo:margin-left="0.3929in" fo:margin-right="0in" fo:text-indent="0in" style:auto-text-indent="false">
        <style:tab-stops>
          <style:tab-stop style:leader-style="dotted" style:leader-text="." style:position="6.5319in" style:type="right"/>
        </style:tab-stops>
      </style:paragraph-properties>
    </style:style>
    <style:style style:class="index" style:display-name="Contents 4" style:family="paragraph" style:name="Contents_20_4" style:parent-style-name="Index">
      <style:paragraph-properties fo:margin-left="0.5898in" fo:margin-right="0in" fo:text-indent="0in" style:auto-text-indent="false">
        <style:tab-stops>
          <style:tab-stop style:leader-style="dotted" style:leader-text="." style:position="6.3354in" style:type="right"/>
        </style:tab-stops>
      </style:paragraph-properties>
    </style:style>
    <style:style style:class="index" style:display-name="Contents 5" style:family="paragraph" style:name="Contents_20_5" style:parent-style-name="Index">
      <style:paragraph-properties fo:margin-left="0.7862in" fo:margin-right="0in" fo:text-indent="0in" style:auto-text-indent="false">
        <style:tab-stops>
          <style:tab-stop style:leader-style="dotted" style:leader-text="." style:position="6.139in" style:type="right"/>
        </style:tab-stops>
      </style:paragraph-properties>
    </style:style>
    <style:style style:class="index" style:display-name="Contents 6" style:family="paragraph" style:name="Contents_20_6" style:parent-style-name="Index">
      <style:paragraph-properties fo:margin-left="0.9827in" fo:margin-right="0in" fo:text-indent="0in" style:auto-text-indent="false">
        <style:tab-stops>
          <style:tab-stop style:leader-style="dotted" style:leader-text="." style:position="5.9425in" style:type="right"/>
        </style:tab-stops>
      </style:paragraph-properties>
    </style:style>
    <style:style style:class="index" style:display-name="Contents 7" style:family="paragraph" style:name="Contents_20_7" style:parent-style-name="Index">
      <style:paragraph-properties fo:margin-left="1.1791in" fo:margin-right="0in" fo:text-indent="0in" style:auto-text-indent="false">
        <style:tab-stops>
          <style:tab-stop style:leader-style="dotted" style:leader-text="." style:position="5.7457in" style:type="right"/>
        </style:tab-stops>
      </style:paragraph-properties>
    </style:style>
    <style:style style:class="index" style:display-name="Contents 8" style:family="paragraph" style:name="Contents_20_8" style:parent-style-name="Index">
      <style:paragraph-properties fo:margin-left="1.3756in" fo:margin-right="0in" fo:text-indent="0in" style:auto-text-indent="false">
        <style:tab-stops>
          <style:tab-stop style:leader-style="dotted" style:leader-text="." style:position="5.5492in" style:type="right"/>
        </style:tab-stops>
      </style:paragraph-properties>
    </style:style>
    <style:style style:class="index" style:display-name="Contents 9" style:family="paragraph" style:name="Contents_20_9" style:parent-style-name="Index">
      <style:paragraph-properties fo:margin-left="1.572in" fo:margin-right="0in" fo:text-indent="0in" style:auto-text-indent="false">
        <style:tab-stops>
          <style:tab-stop style:leader-style="dotted" style:leader-text="." style:position="5.3528in" style:type="right"/>
        </style:tab-stops>
      </style:paragraph-properties>
    </style:style>
    <style:style style:class="index" style:display-name="Contents 10" style:family="paragraph" style:name="Contents_20_10" style:parent-style-name="Index">
      <style:paragraph-properties fo:margin-left="1.7689in" fo:margin-right="0in" fo:text-indent="0in" style:auto-text-indent="false">
        <style:tab-stops>
          <style:tab-stop style:leader-style="dotted" style:leader-text="." style:position="5.1563in" style:type="right"/>
        </style:tab-stops>
      </style:paragraph-properties>
    </style:style>
    <style:style style:class="extra" style:family="paragraph" style:name="Drawing" style:parent-style-name="Caption"/>
    <style:style style:auto-update="true" style:class="text" style:display-name="heading_article" style:family="paragraph" style:name="heading_5f_article" style:next-style-name="Text_20_body" style:parent-style-name="Heading_20_1">
      <style:text-properties fo:font-weight="bold" style:font-name="DejaVu Sans"/>
    </style:style>
    <style:style style:display-name="heading_chapter" style:family="paragraph" style:name="heading_5f_chapter" style:next-style-name="Text_20_body" style:parent-style-name="Heading_20_1">
      <style:text-properties fo:font-size="95%" style:font-name="DejaVu Sans"/>
    </style:style>
    <style:style style:auto-update="true" style:display-name="heading_general" style:family="paragraph" style:name="heading_5f_general" style:next-style-name="Text_20_body" style:parent-style-name="Heading_20_1">
      <style:text-properties fo:font-size="105%" style:font-name="DejaVu Sans"/>
    </style:style>
    <style:style style:auto-update="true" style:display-name="heading_subchapter" style:family="paragraph" style:name="heading_5f_subchapter" style:next-style-name="Heading_20_1" style:parent-style-name="Heading_20_1">
      <style:text-properties fo:font-size="95%" style:font-name="DejaVu Sans"/>
    </style:style>
    <style:style style:auto-update="true" style:display-name="heading_section" style:family="paragraph" style:name="heading_5f_section" style:next-style-name="Text_20_body" style:parent-style-name="Heading_20_1">
      <style:text-properties fo:font-size="95%" style:font-name="DejaVu Sans"/>
    </style:style>
    <style:style style:auto-update="true" style:display-name="heading_part" style:family="paragraph" style:name="heading_5f_part" style:next-style-name="Text_20_body" style:parent-style-name="Heading_20_1">
      <style:text-properties style:font-name="DejaVu Sans"/>
    </style:style>
    <style:style style:display-name="heading_para" style:family="paragraph" style:name="heading_5f_para" style:next-style-name="Text_20_body" style:parent-style-name="Heading_20_1">
      <style:text-properties fo:font-size="95%" style:font-name="DejaVu Sans"/>
    </style:style>
    <style:style style:display-name="heading_subpara" style:family="paragraph" style:name="heading_5f_subpara" style:next-style-name="Text_20_body" style:parent-style-name="Heading_20_1"/>
    <style:style style:display-name="Bullet Symbols" style:family="text" style:name="Bullet_20_Symbols">
      <style:text-properties fo:font-size="9pt" style:font-name="StarSymbol" style:font-name-asian="StarSymbol" style:font-name-complex="StarSymbol" style:font-size-asian="9pt" style:font-size-complex="9pt"/>
    </style:style>
    <style:style style:display-name="Internet link" style:family="text" style:name="Internet_20_link">
      <style:text-properties fo:color="#000080" style:text-underline-color="font-color" style:text-underline-style="solid" style:text-underline-width="auto"/>
    </style:style>
    <style:style style:display-name="Line numbering" style:family="text" style:name="Line_20_numbering"/>
    <style:style style:display-name="Numbering Symbols" style:family="text" style:name="Numbering_20_Symbols"/>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text:start-value="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text:style-name="Line_20_numbering"/>
  </office:styles>
  <office:automatic-styles>
    <style:style style:family="paragraph" style:name="MP1" style:parent-style-name="Header">
      <style:text-properties fo:font-size="7pt" fo:font-style="italic" style:font-size-asian="7pt" style:font-size-complex="7pt" style:font-style-asian="italic" style:font-style-complex="italic"/>
    </style:style>
    <style:page-layout style:name="Mpm1">
      <style:page-layout-properties fo:background-color="transparent" fo:margin-bottom="0.7874in" fo:margin-left="0.7874in" fo:margin-right="0.7874in" fo:margin-top="0.25in" fo:page-height="11in" fo:page-width="8.5in" style:footnote-max-height="0in" style:num-format="1" style:print-orientation="portrait" style:writing-mode="lr-tb">
        <style:background-image/>
        <style:footnote-sep style:adjustment="left" style:color="#000000" style:distance-after-sep="0.0398in" style:distance-before-sep="0.0398in" style:rel-width="25%" style:width="0.0071in"/>
      </style:page-layout-properties>
      <style:header-style>
        <style:header-footer-properties fo:margin-bottom="0.1965in" fo:margin-left="0in" fo:margin-right="0in" svg:height="0.6354in"/>
      </style:header-style>
      <style:footer-style/>
    </style:page-layout>
  </office:automatic-styles>
  <office:master-styles>
    <style:master-page style:name="Standard" style:page-layout-name="Mpm1">
      <style:header>
        <text:p text:style-name="MP1">BILL DRAFT</text:p>
      </style:header>
    </style:master-page>
  </office:master-styles>
</office: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version="1.2">
  <office:meta>
    <meta:generator>OpenOffice.org/3.1$Linux OpenOffice.org_project/310m19$Build-9420</meta:generator>
    <meta:creation-date>2010-07-27T01:17:52</meta:creation-date>
    <meta:editing-cycles>20</meta:editing-cycles>
    <meta:editing-duration>PT01H00M47S</meta:editing-duration>
    <meta:initial-creator>Ashok Hariharan</meta:initial-creator>
    <dc:date>2010-07-27T14:09:43</dc:date>
    <dc:creator>Ashok Hariharan</dc:creator>
    <meta:document-statistic meta:character-count="9604" meta:image-count="0" meta:object-count="0" meta:page-count="5" meta:paragraph-count="81" meta:table-count="0" meta:word-count="1534"/>
    <meta:user-defined meta:name="BungeniBillName">Equal Opportunities Bill</meta:user-defined>
    <meta:user-defined meta:name="BungeniBillNo">246/2009</meta:user-defined>
    <meta:user-defined meta:name="BungeniCountryCode">ke</meta:user-defined>
    <meta:user-defined meta:name="BungeniDateOfAssent">2010-07-16</meta:user-defined>
    <meta:user-defined meta:name="BungeniDateOfCommencement">2010-07-30</meta:user-defined>
    <meta:user-defined meta:name="BungeniDocAuthor">Abo Iringo</meta:user-defined>
    <meta:user-defined meta:name="BungeniDocPart">main</meta:user-defined>
    <meta:user-defined meta:name="BungeniDocType">bill</meta:user-defined>
    <meta:user-defined meta:name="BungeniExpAuthor">user.Ashok</meta:user-defined>
    <meta:user-defined meta:name="BungeniExpAuthorURI">user.Ashok</meta:user-defined>
    <meta:user-defined meta:name="BungeniExpDate">2010-07-27</meta:user-defined>
    <meta:user-defined meta:name="BungeniExpDateName">expDate</meta:user-defined>
    <meta:user-defined meta:name="BungeniExpURI">/ke/bill/2010-7-30/eng</meta:user-defined>
    <meta:user-defined meta:name="BungeniLanguageCode">eng</meta:user-defined>
    <meta:user-defined meta:name="BungeniManAuthor">user.Ashok</meta:user-defined>
    <meta:user-defined meta:name="BungeniManAuthorURI">user.Ashok</meta:user-defined>
    <meta:user-defined meta:name="BungeniManDate">2010-07-27</meta:user-defined>
    <meta:user-defined meta:name="BungeniManDateName">manDate</meta:user-defined>
    <meta:user-defined meta:name="BungeniManURI">/ke/bill/2010-7-30/eng.xml</meta:user-defined>
    <meta:user-defined meta:name="BungeniOfficialDate">2010-07-30</meta:user-defined>
    <meta:user-defined meta:name="BungeniOfficialTime">01:17</meta:user-defined>
    <meta:user-defined meta:name="BungeniParliamentID">2</meta:user-defined>
    <meta:user-defined meta:name="BungeniParliamentSession">8</meta:user-defined>
    <meta:user-defined meta:name="BungeniParliamentSitting">19</meta:user-defined>
    <meta:user-defined meta:name="BungeniPublicationDate">2010-07-30</meta:user-defined>
    <meta:user-defined meta:name="BungeniPublicationName">Equal Opportunities Bill </meta:user-defined>
    <meta:user-defined meta:name="BungeniPublicationNameFull"/>
    <meta:user-defined meta:name="BungeniWorkAuthor">user.Ashok</meta:user-defined>
    <meta:user-defined meta:name="BungeniWorkAuthorURI">user.Ashok</meta:user-defined>
    <meta:user-defined meta:name="BungeniWorkDate">2010-07-30</meta:user-defined>
    <meta:user-defined meta:name="BungeniWorkDateName">workDate</meta:user-defined>
    <meta:user-defined meta:name="BungeniWorkURI">/ke/bill/2010-7-30</meta:user-defined>
    <meta:user-defined meta:name="Info 1"/>
    <meta:user-defined meta:name="Info 2"/>
    <meta:user-defined meta:name="Info 3"/>
    <meta:user-defined meta:name="Info 4"/>
    <meta:user-defined meta:name="__BungeniDocMeta">true</meta:user-defined>
    <meta:user-defined meta:name="bungeniEditorNotes">&amp;lt;notes&amp;gt;&amp;lt;/notes&amp;gt;</meta:user-defined>
    <meta:user-defined meta:name="rf:hdrf_77cfeca0-68be-4bc9-b854-1fabc5e53437">PART I - PRELIMINARY</meta:user-defined>
    <meta:user-defined meta:name="rf:hdrf_7e7d174b-2576-40be-a42b-0de27972699a">&lt;RENUMBERING...&gt; ~PART II- PROHIBITION OF DISCRIMINATION~</meta:user-defined>
    <meta:user-defined meta:name="rf:hdrf_ef79e0c6-43f0-4096-9472-c1ac453543e0">PART III – EQUALITY REPORTS</meta:user-defined>
    <meta:user-defined meta:name="rf:hdrf_f065c009-3a2e-45d3-a574-c208b9cdbdad">PART II – DUTY TO PROMOTE EQUALITY</meta:user-defined>
  </office:meta>
</office:document-meta>
</file>